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5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6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17cm" svg:x="0cm" svg:y="1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31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2.999cm" svg:height="5.999cm" svg:x="67cm" svg:y="31cm" svg:viewBox="0 0 13000 6000" svg:d="m7000 6000c-4667 0-2333 0-7000 0 0-1000 0-2000 0-3000 1700 0 3000-1300 3000-3000 500 0 6667 0 10000 0 0 3400-2600 6000-6000 6000z">
          <text:p/>
        </draw:path>
        <draw:path draw:style-name="gr4" draw:text-style-name="P1" draw:layer="layout" svg:width="12.999cm" svg:height="5.999cm" svg:x="67cm" svg:y="9cm" svg:viewBox="0 0 13000 6000" svg:d="m7000 0c-4667 0-2333 0-7000 0 0 1000 0 2000 0 3000 1700 0 3000 1300 3000 3000 500 0 6667 0 10000 0 0-3400-2600-6000-6000-6000z">
          <text:p/>
        </draw:path>
        <draw:path draw:style-name="gr5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2" draw:text-style-name="P1" draw:layer="layout" svg:width="45cm" svg:height="3cm" svg:x="2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2cm" svg:height="3cm" svg:x="24cm" svg:y="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cm" svg:height="5cm" svg:x="21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cm" svg:height="5cm" svg:x="44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cm" svg:height="5cm" svg:x="21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cm" svg:height="5cm" svg:x="44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cm" svg:height="5cm" svg:x="21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cm" svg:height="5cm" svg:x="44cm" svg:y="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3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18T13:39:03.648000000</dc:date>
    <meta:editing-duration>PT14H24M29S</meta:editing-duration>
    <meta:editing-cycles>75</meta:editing-cycles>
    <meta:generator>LibreOffice/4.1.0.4$Windows_x86 LibreOffice_project/89ea49ddacd9aa532507cbf852f2bb22b1ace28</meta:generator>
    <meta:document-statistic meta:object-count="16"/>
  </office:meta>
</office:document-meta>
</file>